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2000000020A74E724B9067DA25.png" manifest:media-type="image/png"/>
  <manifest:file-entry manifest:full-path="Pictures/10001A820000034F0000034F6F6873DFF70DC271.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elvetica Neue" svg:font-family="'Helvetica Neue', Helvetica, Arial, Frutiger, 'Frutiger Linotype', Univers, Calibri, 'Gill Sans', 'Gill Sans MT', 'Myriad Pro', Myriad, 'Nimbus Sans L', 'Liberation Sans', Tahoma, Geneva,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beration Serif2" svg:font-family="'Liberation Serif'" style:font-pitch="variable"/>
    <style:font-face style:name="Lohit Hindi" svg:font-family="'Lohit Hindi'" style:font-family-generic="system" style:font-pitch="variable"/>
    <style:font-face style:name="Lohit Hindi1" svg:font-family="'Lohit Hindi'" style:font-pitch="variable"/>
    <style:font-face style:name="Lohit Hindi2" svg:font-family="'Lohit Hindi'"/>
    <style:font-face style:name="Open Sans" svg:font-family="'Open Sans', sans-serif"/>
  </office:font-face-decls>
  <office:automatic-styles>
    <style:style style:name="P1" style:family="paragraph" style:parent-style-name="Standard">
      <style:text-properties style:font-name="Liberation Serif" fo:font-weight="normal" officeooo:rsid="008313e3" officeooo:paragraph-rsid="00088be6" style:font-weight-asian="normal" style:font-weight-complex="normal"/>
    </style:style>
    <style:style style:name="P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887866" officeooo:paragraph-rsid="00088be6" style:font-weight-asian="bold" style:font-weight-complex="bold"/>
    </style:style>
    <style:style style:name="P3" style:family="paragraph" style:parent-style-name="Standard">
      <style:text-properties fo:font-variant="normal" fo:text-transform="none" fo:color="#000000" loext:opacity="100%" style:font-name="Liberation Serif" fo:font-size="13.5pt" fo:letter-spacing="normal" fo:font-style="normal" fo:font-weight="bold" officeooo:rsid="00887866" officeooo:paragraph-rsid="00088be6" style:font-weight-asian="bold" style:font-weight-complex="bold"/>
    </style:style>
    <style:style style:name="P4" style:family="paragraph" style:parent-style-name="Standard" style:list-style-name="L1">
      <style:paragraph-properties fo:text-align="start" style:justify-single-word="false"/>
      <style:text-properties fo:font-variant="normal" fo:text-transform="none" fo:color="#000000" loext:opacity="100%" style:font-name="Liberation Serif" fo:font-size="13.5pt" fo:letter-spacing="normal" fo:font-style="normal" fo:font-weight="bold" officeooo:rsid="00887866" officeooo:paragraph-rsid="00234222" style:font-size-asian="12pt" style:font-weight-asian="bold" style:font-size-complex="12pt" style:font-weight-complex="bold"/>
    </style:style>
    <style:style style:name="P5" style:family="paragraph" style:parent-style-name="Standard">
      <style:text-properties fo:font-variant="normal" fo:text-transform="none" style:use-window-font-color="true" loext:opacity="0%" style:font-name="Liberation Serif" fo:font-size="12pt" fo:letter-spacing="normal" fo:font-style="normal" fo:font-weight="normal" officeooo:rsid="008313e3" officeooo:paragraph-rsid="00088be6" style:font-size-asian="12pt" style:font-weight-asian="normal" style:font-size-complex="12pt" style:font-weight-complex="normal"/>
    </style:style>
    <style:style style:name="P6" style:family="paragraph" style:parent-style-name="Standard" style:list-style-name="L1">
      <style:text-properties fo:font-variant="normal" fo:text-transform="none" style:use-window-font-color="true" loext:opacity="0%" style:font-name="Liberation Serif" fo:font-size="12pt" fo:letter-spacing="normal" fo:font-style="normal" fo:font-weight="normal" officeooo:rsid="008313e3" officeooo:paragraph-rsid="00088be6"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887866" officeooo:paragraph-rsid="00234222" style:font-size-asian="12pt" style:font-weight-asian="bold" style:font-size-complex="12pt" style:font-weight-complex="bold"/>
    </style:style>
    <style:style style:name="P8" style:family="paragraph" style:parent-style-name="Standard" style:list-style-name="L1">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887866" officeooo:paragraph-rsid="0026f33f" style:font-size-asian="12pt" style:font-weight-asian="bold" style:font-size-complex="12pt" style:font-weight-complex="bold"/>
    </style:style>
    <style:style style:name="P9" style:family="paragraph" style:parent-style-name="Standard" style:list-style-name="L1">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887866" officeooo:paragraph-rsid="0028ca50"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887866" officeooo:paragraph-rsid="00234222"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2662d9" officeooo:paragraph-rsid="002662d9" style:font-size-asian="12pt" style:font-weight-asian="bold" style:font-size-complex="12pt" style:font-weight-complex="bold"/>
    </style:style>
    <style:style style:name="P12" style:family="paragraph" style:parent-style-name="Standard" style:list-style-name="L1">
      <style:paragraph-properties fo:text-align="start" style:justify-single-word="false"/>
      <style:text-properties fo:font-variant="normal" fo:text-transform="none" style:use-window-font-color="true" loext:opacity="0%" style:font-name="Liberation Serif" fo:font-size="12pt" fo:letter-spacing="normal" fo:font-style="normal" fo:font-weight="bold" officeooo:rsid="00887866" officeooo:paragraph-rsid="00234222" style:font-size-asian="12pt" style:font-weight-asian="bold" style:font-size-complex="12pt" style:font-weight-complex="bold"/>
    </style:style>
    <style:style style:name="P13" style:family="paragraph">
      <style:paragraph-properties fo:text-align="start" style:writing-mode="lr-tb"/>
    </style:style>
    <style:style style:name="P14" style:family="paragraph">
      <loext:graphic-properties draw:fill="none"/>
      <style:paragraph-properties fo:text-align="start" style:writing-mode="lr-tb"/>
      <style:text-properties fo:font-size="12pt" style:font-size-asian="12pt" style:font-size-complex="12pt"/>
    </style:style>
    <style:style style:name="P15" style:family="paragraph">
      <loext:graphic-properties draw:fill="none"/>
      <style:paragraph-properties fo:text-align="center"/>
    </style:style>
    <style:style style:name="T1" style:family="text">
      <style:text-properties fo:color="#040402" loext:opacity="100%" style:font-name="Liberation Serif" fo:font-size="12pt"/>
    </style:style>
    <style:style style:name="T2" style:family="text">
      <style:text-properties fo:color="#040402" loext:opacity="100%" style:font-name="Liberation Serif" fo:font-size="12pt" fo:font-weight="normal"/>
    </style:style>
    <style:style style:name="T3" style:family="text">
      <style:text-properties fo:color="#040402" loext:opacity="100%" style:font-name="Liberation Serif" fo:font-size="12pt" fo:font-weight="normal" style:font-size-asian="12pt" style:font-size-complex="12pt"/>
    </style:style>
    <style:style style:name="T4" style:family="text">
      <style:text-properties fo:color="#040402" loext:opacity="100%" officeooo:rsid="00887866" style:font-weight-asian="bold" style:font-weight-complex="bold"/>
    </style:style>
    <style:style style:name="T5" style:family="text">
      <style:text-properties fo:color="#040402" loext:opacity="100%" fo:font-size="12pt"/>
    </style:style>
    <style:style style:name="T6" style:family="text">
      <style:text-properties fo:color="#040402" loext:opacity="100%" fo:font-size="12pt" fo:font-weight="normal"/>
    </style:style>
    <style:style style:name="T7" style:family="text">
      <style:text-properties fo:font-weight="normal"/>
    </style:style>
    <style:style style:name="T8" style:family="text">
      <style:text-properties fo:font-size="12pt"/>
    </style:style>
    <style:style style:name="T9" style:family="text">
      <style:text-properties fo:font-size="12pt" fo:font-weight="normal"/>
    </style:style>
    <style:style style:name="T10" style:family="text">
      <style:text-properties officeooo:rsid="0026f33f"/>
    </style:style>
    <style:style style:name="T11" style:family="text">
      <style:text-properties fo:font-weight="bold"/>
    </style:style>
    <style:style style:name="T12" style:family="text">
      <style:text-properties fo:color="#000000" loext:opacity="100%" style:font-name="Liberation Serif1" fo:font-size="12pt" fo:font-weight="bold" style:font-size-asian="12pt" style:font-name-complex="Liberation Serif1" style:font-size-complex="12pt" style:font-weight-complex="bold"/>
    </style:style>
    <style:style style:name="T13" style:family="text">
      <style:text-properties fo:color="#000000" loext:opacity="100%" style:font-name="Liberation Serif1" fo:font-size="12pt" style:font-size-asian="12pt" style:font-name-complex="Liberation Serif1" style:font-size-complex="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1925in" fo:min-width="0.428in" fo:padding-top="0in" fo:padding-bottom="0in" fo:padding-left="0in" fo:padding-right="0in"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1925in" fo:min-width="1.002in" fo:padding-top="0in" fo:padding-bottom="0in" fo:padding-left="0in" fo:padding-right="0in"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1925in" fo:min-width="0.3445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925in" fo:min-width="0.8484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925in" fo:min-width="0.6638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925in" fo:min-width="1.2236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3839in" fo:min-width="1.4689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925in" fo:min-width="1.5209in" fo:padding-top="0in" fo:padding-bottom="0in" fo:padding-left="0in" fo:padding-right="0in"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3839in" fo:min-width="3.8311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g text:anchor-type="paragraph" draw:z-index="4" draw:name="Shape1" draw:style-name="gr1"><draw:frame draw:style-name="gr2" draw:text-style-name="P14" svg:width="0.428in" svg:height="0.1925in" svg:x="0in" svg:y="0.0008in"><draw:text-box><text:p text:style-name="P13"><text:span text:style-name="T12">Nama</text:span></text:p></draw:text-box></draw:frame><draw:frame draw:style-name="gr3" draw:text-style-name="P14" svg:width="1.0024in" svg:height="0.1925in" svg:x="0.9846in" svg:y="0.0008in"><draw:text-box><text:p text:style-name="P13"><text:span text:style-name="T12">: Eko </text:span><text:span text:style-name="T12">Saputra</text:span></text:p></draw:text-box></draw:frame><draw:frame draw:style-name="gr4" draw:text-style-name="P14" svg:width="0.3449in" svg:height="0.1925in" svg:x="0in" svg:y="0.2217in"><draw:text-box><text:p text:style-name="P13"><text:span text:style-name="T12">NIM</text:span></text:p></draw:text-box></draw:frame><draw:frame draw:style-name="gr5" draw:text-style-name="P14" svg:width="0.8488in" svg:height="0.1925in" svg:x="0.9846in" svg:y="0.2217in"><draw:text-box><text:p text:style-name="P13"><text:span text:style-name="T12">: </text:span><text:span text:style-name="T12">2014200</text:span><text:span text:style-name="T12">01</text:span></text:p></draw:text-box></draw:frame><draw:frame draw:style-name="gr6" draw:text-style-name="P14" svg:width="0.6642in" svg:height="0.1925in" svg:x="0in" svg:y="0.4409in"><draw:text-box><text:p text:style-name="P13"><text:span text:style-name="T12">Fakultas </text:span></text:p></draw:text-box></draw:frame><draw:frame draw:style-name="gr7" draw:text-style-name="P14" svg:width="1.224in" svg:height="0.1925in" svg:x="0.9846in" svg:y="0.4409in"><draw:text-box><text:p text:style-name="P13"><text:span text:style-name="T12">: Ilmu </text:span><text:span text:style-name="T12">Kompute</text:span><text:span text:style-name="T12">r</text:span></text:p></draw:text-box></draw:frame><draw:frame draw:style-name="gr8" draw:text-style-name="P14" svg:width="1.4689in" svg:height="0.3843in" svg:x="0in" svg:y="0.6618in"><draw:text-box><text:p text:style-name="P13"><text:span text:style-name="T12">Prodi</text:span></text:p><text:p text:style-name="P13"><text:span text:style-name="T12">Kelas</text:span><text:span text:style-name="T12"><text:tab/></text:span><text:span text:style-name="T12"><text:tab/></text:span><text:span text:style-name="T12"><text:tab/></text:span><text:span text:style-name="T12">: </text:span><text:span text:style-name="T12">IF3A</text:span></text:p></draw:text-box></draw:frame><draw:frame draw:style-name="gr9" draw:text-style-name="P14" svg:width="1.5213in" svg:height="0.1925in" svg:x="0.9846in" svg:y="0.6618in"><draw:text-box><text:p text:style-name="P13"><text:span text:style-name="T12">: Teknik </text:span><text:span text:style-name="T12">Informat</text:span><text:span text:style-name="T12">ika</text:span></text:p></draw:text-box></draw:frame></draw:g></text:p>
      <text:p text:style-name="P1"/>
      <text:p text:style-name="P1"/>
      <text:p text:style-name="P1"/>
      <text:p text:style-name="P1"/>
      <text:p text:style-name="P1"/>
      <text:p text:style-name="P1"/>
      <text:p text:style-name="P1"/>
      <text:list xml:id="list1175613362" text:style-name="L1">
        <text:list-item>
          <text:p text:style-name="P6">Tulis arti dari hadis jibril digoogle yang menjelaskan tentang rukun imam, rukun islam, ihsan dan tanda hari kiamat?</text:p>
          <text:p text:style-name="P6"/>
          <text:p text:style-name="P4"><text:span text:style-name="T2">Umar bin Khaththab Radhiyallahu anhu berkata : Suatu ketika, kami (para sahabat) duduk di dekat Rasululah Shallallahu ‘alaihi wa sallam. Tiba-tiba muncul kepada kami seorang lelaki mengenakan pakaian yang sangat putih dan rambutnya amat hitam. Tak terlihat padanya tanda-tanda bekas perjalanan, dan tak ada seorang pun di antara kami yang mengenalnya. Ia segera duduk di hadapan Nabi, lalu lututnya disandarkan kepada lutut Nabi dan meletakkan kedua tangannya di atas kedua paha Nabi, kemudian ia berkata : “Hai, Muhammad! Beritahukan kepadaku tentang Islam.” Rasulullah Shallallahu ‘alaihi wa sallam menjawab,”Islam adalah, engkau bersaksi tidak ada yang berhak diibadahi dengan benar melainkan hanya Allah, dan sesungguhnya Muhammad adalah Rasul Allah; menegakkan shalat; menunaikan zakat; berpuasa di bulan Ramadhan, dan engkau menunaikan haji ke Baitullah, jika engkau telah mampu melakukannya,” lelaki itu berkata,”Engkau benar,” maka kami heran, ia yang bertanya ia pula yang membenarkannya. Kemudian ia bertanya lagi: “Beritahukan kepadaku tentang Iman”. Nabi menjawab,”Iman adalah, engkau beriman kepada Allah; malaikatNya; kitab-kitabNya; para RasulNya; hari Akhir, dan beriman kepada takdir Allah yang baik dan yang buruk,” ia berkata, “Engkau benar.” Dia bertanya lagi: “Beritahukan kepadaku tentang ihsan”. Nabi Shallallahu ‘alaihi wa sallam menjawab,”Hendaklah engkau beribadah kepada Allah seakan-akan engkau melihatNya. Kalaupun engkau tidak melihatNya, sesungguhnya Dia melihatmu.” Lelaki itu berkata lagi : “Beritahukan kepadaku kapan terjadi Kiamat?” Nabi menjawab,”Yang ditanya tidaklah lebih tahu daripada yang bertanya.” Dia pun bertanya lagi : “Beritahukan kepadaku tentang tanda-tandanya!” Nabi menjawab,”Jika seorang budak wanita telah melahirkan tuannya; jika engkau melihat orang yang bertelanjang kaki, tanpa memakai baju (miskin papa) serta pengembala kambing telah saling berlomba dalam mendirikan bangunan megah yang menjulang tinggi.” Kemudian lelaki tersebut segera pergi. Aku pun terdiam, sehingga Nabi bertanya kepadaku : “Wahai, Umar! Tahukah engkau, siapa yang bertanya tadi?” Aku menjawab,”Allah dan RasulNya lebih mengetahui,” Beliau bersabda,”Dia adalah Jibril yang mengajarkan kalian tentang agama kalian.” [HR Muslim, no.8]</text:span></text:p>
          <text:p text:style-name="P12"><text:span text:style-name="T7"/></text:p>
        </text:list-item>
        <text:list-item>
          <text:p text:style-name="P7">Apa yang berkaitan dengan aqidah dari hadis jibril ?</text:p>
          <text:p text:style-name="P7"/>
          <text:p text:style-name="P9">Ibnu Abbas radhiyallahu'anhuma berkata, “Allah memberikan jaminan kepada siapa saja yang membaca al-Qur'an dan mengamalkan ajaran yang terkandung di dalamnya, bahwa dia tidak akan tersesat di dunia dan tidak celaka di akhirat.” (lihat Syarh al-Manzhumah al-Mimiyah karya Syaikh Abdurrazzaq al-Badr, hal. 49).</text:p>
          <text:p text:style-name="P7"/>
        </text:list-item>
      </text:list>
      <text:p text:style-name="P10"/>
      <text:p text:style-name="P10"/>
      <text:p text:style-name="P10"/>
      <text:list xml:id="list14101560684351" text:continue-numbering="true" text:style-name="L1">
        <text:list-item>
          <text:p text:style-name="P7"><text:soft-page-break/>Apa yang dimaksud dengan syariah? Jelaskan!</text:p>
          <text:p text:style-name="P7"/>
          <text:p text:style-name="P7">Syariah secara bahasa berarti jalan ke tempat pengairan atau jalan yang harus diikuti atau</text:p>
          <text:p text:style-name="P7">tempat lalu air di sungai. Syariah merupakan jalan hidup muslim yang memuat ketetapan-</text:p>
          <text:p text:style-name="P7">ketetapan Allah dan ketentuan Rasul-Nya, baik berupa larangan maupun berupa suruhan,</text:p>
          <text:p text:style-name="P7">meliputi seluruh aspek hidup dan kehidupan manusia.</text:p>
          <text:p text:style-name="P7"/>
        </text:list-item>
        <text:list-item>
          <text:p text:style-name="P7">Apa itu akhlak? bagaimanakah akhlak yang baik dan buruk itu, sebutkan dan jelaskan!</text:p>
          <text:p text:style-name="P7"/>
          <text:p text:style-name="P7">Secara singkat kata akhlak yang berarti kesopanan dan agama (budi pekerti).</text:p>
          <text:p text:style-name="P7"/>
          <text:p text:style-name="P7"><text:span text:style-name="T11">Terpuji </text:span>: Bertawakal – Berusaha seoptimal mungkin dan berdoa, menyerahkan semuanya</text:p>
          <text:p text:style-name="P7">kepada Allah, untuk meraih sesuatu yang diharapkan.</text:p>
          <text:p text:style-name="P7"/>
          <text:p text:style-name="P8"><text:span text:style-name="T11">Tercela </text:span>: Contoh dari macam akhlak akhlakul mazmumah yaitu sombong, iri, dengki, takabur, aniaya, ghibah dan lain sebagainya</text:p>
          <text:p text:style-name="P7"/>
        </text:list-item>
      </text:list>
      <text:p text:style-name="P10"/>
      <text:p text:style-name="P10"/>
      <text:p text:style-name="P10"/>
      <text:p text:style-name="P11"/>
      <text:p text:style-name="P5"/>
      <text:p text:style-name="P5"><text:tab/></text:p>
      <text:p text:style-name="P2"><text:tab/></text:p>
      <text:p text:style-name="P3"><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elvetica Neue" svg:font-family="'Helvetica Neue', Helvetica, Arial, Frutiger, 'Frutiger Linotype', Univers, Calibri, 'Gill Sans', 'Gill Sans MT', 'Myriad Pro', Myriad, 'Nimbus Sans L', 'Liberation Sans', Tahoma, Geneva,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beration Serif2" svg:font-family="'Liberation Serif'" style:font-pitch="variable"/>
    <style:font-face style:name="Lohit Hindi" svg:font-family="'Lohit Hindi'" style:font-family-generic="system" style:font-pitch="variable"/>
    <style:font-face style:name="Lohit Hindi1" svg:font-family="'Lohit Hindi'" style:font-pitch="variable"/>
    <style:font-face style:name="Lohit Hindi2" svg:font-family="'Lohit Hindi'"/>
    <style:font-face style:name="Open Sans" svg:font-family="'Open Sans', sans-serif"/>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style:paragraph-properties fo:text-align="center"/>
    </style:style>
    <style:style style:name="MP2" style:family="paragraph">
      <style:paragraph-properties fo:text-align="start" style:writing-mode="lr-tb"/>
    </style:style>
    <style:style style:name="MP3" style:family="paragraph">
      <loext:graphic-properties draw:fill="none"/>
      <style:paragraph-properties fo:text-align="start" style:writing-mode="lr-tb"/>
      <style:text-properties fo:font-size="12pt" style:font-size-asian="12pt" style:font-size-complex="12pt"/>
    </style:style>
    <style:style style:name="MT1" style:family="text">
      <style:text-properties fo:color="#000000" loext:opacity="100%" style:font-name="Liberation Serif1" fo:font-size="12pt" style:font-size-asian="12pt" style:font-name-complex="Liberation Serif1" style:font-size-complex="12pt"/>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marker-start="" draw:marker-end="" draw:fill="none" draw:textarea-horizontal-align="left" draw:textarea-vertical-align="top" draw:auto-grow-height="true" draw:auto-grow-width="true" fo:min-height="0.3839in" fo:min-width="3.8311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draw:frame text:anchor-type="paragraph" draw:z-index="1" draw:name="Shape3" draw:style-name="Mgr1" draw:text-style-name="MP1" svg:width="0.6114in" svg:height="0.6016in" svg:x="-0.6319in" svg:y="-0.148in"><draw:image xlink:href="Pictures/10001A820000034F0000034F6F6873DFF70DC271.svg" xlink:type="simple" xlink:show="embed" xlink:actuate="onLoad" draw:mime-type="image/svg+xml"><text:p/></draw:image><draw:image xlink:href="Pictures/100000010000002000000020A74E724B9067DA25.png" xlink:type="simple" xlink:show="embed" xlink:actuate="onLoad" draw:mime-type="image/png"/><loext:qrcode office:string-value="https://github.com/ekovegeance/ComputerScience" loext:qrcode-errorcorrection="low" loext:qrcode-border="1"/></draw:frame><draw:frame text:anchor-type="paragraph" draw:z-index="3" draw:name="Shape2" draw:style-name="Mgr2" draw:text-style-name="MP3" svg:width="4.5031in" svg:height="0.3843in" svg:x="0.0839in" svg:y="0.0008in"><draw:text-box><text:p text:style-name="MP2"><text:span text:style-name="MT1"><text:s text:c="2"/></text:span><text:span text:style-name="MT1">Eko Saputra | </text:span><text:span text:style-name="MT1">PENDIDIKAN </text:span><text:span text:style-name="MT1">AGAMA ISLAM </text:span><text:span text:style-name="MT1">SM3 20DEC2021</text:span></text:p><text:p text:style-name="MP2"><text:span text:style-name="MT1"><text:s text:c="2"/></text:span><text:span text:style-name="MT1"><text:a xlink:href="http://www.ekovegeance.com/" xlink:type="simple">www.ekovegeance.com</text:a></text:span><text:span text:style-name="MT1"><text:s/></text:span></text:p></draw:text-box></draw:frame></text:p>
      </style:foot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2.1.2$Linux_X86_64 LibreOffice_project/87b77fad49947c1441b67c559c339af8f3517e22</meta:generator>
    <dc:date>2021-12-20T01:41:00.084939364</dc:date>
    <meta:editing-duration>PT2H30M33S</meta:editing-duration>
    <meta:editing-cycles>31</meta:editing-cycles>
    <meta:document-statistic meta:table-count="0" meta:image-count="0" meta:object-count="0" meta:page-count="2" meta:paragraph-count="17" meta:word-count="486" meta:character-count="3521" meta:non-whitespace-character-count="3048"/>
  </office:meta>
</office:document-meta>
</file>